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b04" officeooo:paragraph-rsid="000e2b04"/>
    </style:style>
    <style:style style:name="P2" style:family="paragraph" style:parent-style-name="Standard">
      <style:paragraph-properties fo:text-align="center" style:justify-single-word="false"/>
      <style:text-properties officeooo:rsid="000e2b04" officeooo:paragraph-rsid="000e2b04"/>
    </style:style>
    <style:style style:name="P3" style:family="paragraph" style:parent-style-name="Standard">
      <style:text-properties officeooo:rsid="00113c04" officeooo:paragraph-rsid="00113c04"/>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2b04" officeooo:paragraph-rsid="000e2b04"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weight="bold" officeooo:rsid="00113c04" officeooo:paragraph-rsid="00113c04" style:font-weight-asian="bold"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2b04" officeooo:paragraph-rsid="000e2b04" style:font-size-asian="14pt" style:font-weight-asian="bold" style:font-size-complex="14pt" style:font-weight-complex="bold"/>
    </style:style>
    <style:style style:name="P7" style:family="paragraph" style:parent-style-name="Standard">
      <style:text-properties style:font-name="Liberation Serif" fo:font-size="12pt" style:text-underline-style="none" fo:font-weight="normal" officeooo:rsid="00303b93" officeooo:paragraph-rsid="00303b93" style:font-size-asian="10.5pt" style:font-weight-asian="normal" style:font-size-complex="12pt" style:font-weight-complex="normal"/>
    </style:style>
    <style:style style:name="P8" style:family="paragraph" style:parent-style-name="Standard">
      <style:text-properties style:font-name="Liberation Serif" fo:font-size="12pt" style:text-underline-style="none" fo:font-weight="normal" officeooo:rsid="0030678f" officeooo:paragraph-rsid="0030678f" style:font-size-asian="10.5pt" style:font-weight-asian="normal" style:font-size-complex="12pt" style:font-weight-complex="normal"/>
    </style:style>
    <style:style style:name="P9" style:family="paragraph" style:parent-style-name="Standard">
      <style:text-properties style:font-name="Liberation Serif" fo:font-size="12pt" style:text-underline-style="none" fo:font-weight="normal" officeooo:rsid="0030678f" officeooo:paragraph-rsid="00320691" style:font-size-asian="10.5pt" style:font-weight-asian="normal" style:font-size-complex="12pt" style:font-weight-complex="normal"/>
    </style:style>
    <style:style style:name="P10" style:family="paragraph" style:parent-style-name="Standard">
      <style:text-properties style:font-name="Liberation Serif" fo:font-size="12pt" style:text-underline-style="none" fo:font-weight="normal" officeooo:rsid="00320691" officeooo:paragraph-rsid="00320691" style:font-size-asian="10.5pt" style:font-weight-asian="normal" style:font-size-complex="12pt" style:font-weight-complex="normal"/>
    </style:style>
    <style:style style:name="P11" style:family="paragraph" style:parent-style-name="Standard">
      <style:text-properties style:font-name="Liberation Serif" fo:font-size="12pt" style:text-underline-style="none" fo:font-weight="normal" officeooo:rsid="0032ab27" officeooo:paragraph-rsid="0032ab27"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30678f" officeooo:paragraph-rsid="0030678f"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32ab27" officeooo:paragraph-rsid="0032ab27" style:font-size-asian="14pt" style:font-weight-asian="bold" style:font-size-complex="14pt" style:font-weight-complex="bold"/>
    </style:style>
    <style:style style:name="P14" style:family="paragraph" style:parent-style-name="Standard">
      <style:text-properties officeooo:rsid="00303b93" officeooo:paragraph-rsid="00303b93"/>
    </style:style>
    <style:style style:name="P15" style:family="paragraph" style:parent-style-name="Standard">
      <style:text-properties style:font-name="Andale Mono" fo:font-size="12pt" style:text-underline-style="none" fo:font-weight="normal" officeooo:rsid="0030678f" officeooo:paragraph-rsid="0030678f" style:font-size-asian="10.5pt" style:font-weight-asian="normal" style:font-size-complex="12pt" style:font-weight-complex="normal"/>
    </style:style>
    <style:style style:name="P16" style:family="paragraph" style:parent-style-name="Standard">
      <style:text-properties style:font-name="Andale Mono" fo:font-size="12pt" style:text-underline-style="none" fo:font-weight="normal" officeooo:rsid="0030678f" officeooo:paragraph-rsid="00320691" style:font-size-asian="10.5pt" style:font-weight-asian="normal" style:font-size-complex="12pt" style:font-weight-complex="normal"/>
    </style:style>
    <style:style style:name="P17" style:family="paragraph" style:parent-style-name="Standard">
      <style:text-properties style:font-name="Andale Mono" fo:font-size="12pt" style:text-underline-style="none" fo:font-weight="normal" officeooo:rsid="00320691" officeooo:paragraph-rsid="00320691" style:font-size-asian="10.5pt" style:font-weight-asian="normal" style:font-size-complex="12pt" style:font-weight-complex="normal"/>
    </style:style>
    <style:style style:name="P18" style:family="paragraph" style:parent-style-name="Standard">
      <style:text-properties style:font-name="Andale Mono" fo:font-size="12pt" style:text-underline-style="none" fo:font-weight="normal" officeooo:rsid="00320691" officeooo:paragraph-rsid="003712a7" style:font-size-asian="10.5pt" style:font-weight-asian="normal" style:font-size-complex="12pt" style:font-weight-complex="normal"/>
    </style:style>
    <style:style style:name="P19" style:family="paragraph" style:parent-style-name="Standard">
      <style:text-properties style:font-name="Andale Mono" fo:font-size="12pt" style:text-underline-style="none" fo:font-weight="normal" officeooo:rsid="00320691" officeooo:paragraph-rsid="0037fe34" style:font-size-asian="10.5pt" style:font-weight-asian="normal" style:font-size-complex="12pt" style:font-weight-complex="normal"/>
    </style:style>
    <style:style style:name="P20" style:family="paragraph" style:parent-style-name="Standard">
      <style:text-properties style:font-name="Andale Mono" fo:font-size="12pt" style:text-underline-style="none" fo:font-weight="normal" officeooo:rsid="0032ab27" officeooo:paragraph-rsid="0032ab27" style:font-size-asian="10.5pt" style:font-weight-asian="normal" style:font-size-complex="12pt" style:font-weight-complex="normal"/>
    </style:style>
    <style:style style:name="P21" style:family="paragraph" style:parent-style-name="Standard" style:master-page-name="">
      <style:paragraph-properties fo:keep-together="always" style:page-number="auto"/>
      <style:text-properties style:font-name="Andale Mono" fo:font-size="12pt" style:text-underline-style="none" fo:font-weight="normal" officeooo:rsid="00320691" officeooo:paragraph-rsid="00320691" style:font-size-asian="10.5pt" style:font-weight-asian="normal" style:font-size-complex="12pt" style:font-weight-complex="normal"/>
    </style:style>
    <style:style style:name="P22" style:family="paragraph" style:parent-style-name="Standard" style:master-page-name="">
      <style:paragraph-properties fo:keep-together="always" style:page-number="auto"/>
      <style:text-properties style:font-name="Andale Mono" fo:font-size="12pt" style:text-underline-style="none" fo:font-weight="normal" officeooo:rsid="00303b93" officeooo:paragraph-rsid="00303b93" style:font-size-asian="10.5pt" style:font-weight-asian="normal" style:font-size-complex="12pt" style:font-weight-complex="normal"/>
    </style:style>
    <style:style style:name="P23"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30678f" officeooo:paragraph-rsid="0030678f" style:font-size-asian="14pt" style:font-weight-asian="bold" style:font-size-complex="14pt" style:font-weight-complex="bold"/>
    </style:style>
    <style:style style:name="P24"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32ab27" officeooo:paragraph-rsid="0032ab27" style:font-size-asian="14pt" style:font-weight-asian="bold" style:font-size-complex="14pt" style:font-weight-complex="bold"/>
    </style:style>
    <style:style style:name="P25" style:family="paragraph" style:parent-style-name="Standard" style:list-style-name="L1">
      <style:text-properties officeooo:rsid="00303b93" officeooo:paragraph-rsid="00303b93"/>
    </style:style>
    <style:style style:name="P26" style:family="paragraph" style:parent-style-name="Standard">
      <style:text-properties style:font-name="Liberation Serif" fo:font-size="12pt" style:text-underline-style="none" fo:font-weight="normal" officeooo:rsid="003712a7" officeooo:paragraph-rsid="003712a7" style:font-size-asian="10.5pt" style:font-weight-asian="normal" style:font-size-complex="12pt" style:font-weight-complex="normal"/>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officeooo:rsid="00303b93" style:font-size-asian="14pt" style:font-weight-asian="bold" style:font-size-complex="14pt" style:font-weight-complex="bold"/>
    </style:style>
    <style:style style:name="T3" style:family="text">
      <style:text-properties officeooo:rsid="00303b93"/>
    </style:style>
    <style:style style:name="T4" style:family="text">
      <style:text-properties officeooo:rsid="0030678f"/>
    </style:style>
    <style:style style:name="T5" style:family="text">
      <style:text-properties style:font-name="Liberation Serif"/>
    </style:style>
    <style:style style:name="T6" style:family="text">
      <style:text-properties style:font-name="Liberation Serif" officeooo:rsid="00320691"/>
    </style:style>
    <style:style style:name="T7" style:family="text">
      <style:text-properties style:font-name="Liberation Serif" officeooo:rsid="0036e8fb"/>
    </style:style>
    <style:style style:name="T8" style:family="text">
      <style:text-properties style:font-name="Liberation Serif" officeooo:rsid="003712a7"/>
    </style:style>
    <style:style style:name="T9" style:family="text">
      <style:text-properties style:font-name="Liberation Serif" officeooo:rsid="0037fe34"/>
    </style:style>
    <style:style style:name="T10" style:family="text">
      <style:text-properties officeooo:rsid="00358548"/>
    </style:style>
    <style:style style:name="T11" style:family="text">
      <style:text-properties style:font-name="Andale Mono"/>
    </style:style>
    <style:style style:name="T12" style:family="text">
      <style:text-properties style:font-name="Andale Mono" officeooo:rsid="00358548"/>
    </style:style>
    <style:style style:name="T13" style:family="text">
      <style:text-properties style:font-name="Andale Mono" officeooo:rsid="003712a7"/>
    </style:style>
    <style:style style:name="T14" style:family="text">
      <style:text-properties fo:font-style="italic" style:font-style-asian="italic" style:font-style-complex="italic"/>
    </style:style>
    <style:style style:name="T15" style:family="text">
      <style:text-properties fo:font-style="italic" officeooo:rsid="00358548" style:font-style-asian="italic" style:font-style-complex="italic"/>
    </style:style>
    <style:style style:name="T16" style:family="text">
      <style:text-properties officeooo:rsid="0036e8fb"/>
    </style:style>
    <style:style style:name="T17" style:family="text">
      <style:text-properties officeooo:rsid="003712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avPack <text:span text:style-name="T3">4 &amp; </text:span>5 <text:span text:style-name="T3">Binary File / Block Format</text:span></text:p>
      <text:p text:style-name="P1"/>
      <text:p text:style-name="P5">David Bryant</text:p>
      <text:p text:style-name="P5">November 2<text:span text:style-name="T3">9</text:span>, 2016</text:p>
      <text:p text:style-name="P3"/>
      <text:p text:style-name="P3"/>
      <text:p text:style-name="P6">1.0 Introduction</text:p>
      <text:p text:style-name="P1"/>
      <text:p text:style-name="P14">A WavPack 4.0 or 5.0 file consists of a series of WavPack audio blocks. It may also contain tags and other information, but these must be outside the blocks (either before, in-between, or after) and are ignored for the purpose of unpacking audio data. The WavPack blocks are easy to identify by their unique header data, and by looking in the header it is very easy to determine the total size of the block (both in physical bytes and compressed samples) and the audio format stored. There are no specialized seek tables. </text:p>
      <text:p text:style-name="P14"/>
      <text:p text:style-name="P14">The blocks are completely independent in that they can be decoded to mono or stereo audio all by themselves. The blocks may contain any number of samples (well, up to 131072), either stereo or mono. Obviously, putting more samples in each block is more efficient because of reduced header overhead, but they are reasonably efficient down to even a thousand samples. For version 5.0 the default number of samples stored in a block has been reduced by half to improve seeking performance. <text:span text:style-name="T10">T</text:span>he max size <text:span text:style-name="T10">is</text:span> 1 MB for the whole block, but this is arbitrary (and blocks will generally be much smaller). The blocks may be lossless or lossy. Currently the hybrid/lossy modes are basically CBR, but the format can support quality-based VBR also. </text:p>
      <text:p text:style-name="P14"/>
      <text:p text:style-name="P14">For multichannel audio, the data is divided into some number of stereo and mono streams and multiplexed into separate blocks which repeat in sequence. A flag in the header indicates whether the block is the first or the last in the sequence (for simple mono or stereo files both of these would always be set). The speaker assignments are in standard Microsoft order and the <text:span text:style-name="T11">channel_mask</text:span> is transmitted in a separate piece of metadata. Channels that naturally belong together (i.e. left and right pairs) are put into stereo blocks <text:span text:style-name="T10">for more efficient encoding</text:span>. So, for example, a standard 5.1 audio stream would have a <text:span text:style-name="T11">channel_mask</text:span> of <text:span text:style-name="T11">0x3F</text:span> and be organized into 4 blocks in sequence: </text:p>
      <text:p text:style-name="P14"/>
      <text:list xml:id="list1429327293176071346" text:style-name="L1">
        <text:list-item>
          <text:p text:style-name="P25">stereo block (front left + front right) (<text:span text:style-name="T11">INITIAL_BLOCK</text:span>) </text:p>
        </text:list-item>
        <text:list-item>
          <text:p text:style-name="P25">mono block (front center) </text:p>
        </text:list-item>
        <text:list-item>
          <text:p text:style-name="P25">mono block (low frequency effects) </text:p>
        </text:list-item>
        <text:list-item>
          <text:p text:style-name="P25">stereo block (back left + back right) (<text:span text:style-name="T11">FINAL_BLOCK</text:span>) </text:p>
        </text:list-item>
      </text:list>
      <text:p text:style-name="P14"/>
      <text:p text:style-name="P14">Correction files (.wvc) have an identical structure to the main file (.wv) and there is a one-to-one correspondence between main file blocks that contain audio and their correction file match (blocks that do not contain audio do not exist in the correction file). The only difference in the headers of main blocks and correction blocks is the size and the CRC value, although it is easy (if a little ugly) to tell the blocks apart by looking at the metadata ids. </text:p>
      <text:p text:style-name="P14"/>
      <text:p text:style-name="P14">The format is designed with hardware decoding in mind, and so it is possible to decode regular stereo (or mono) WavPack files without buffering an entire block, which allows the memory requirements to be reduced to only a few kilobytes if desired. This is not true of multichannel files, and this also restricts playback of high-resolution files to 24 bits of precision (although neither of these would be associated with low-cost playback equipment).</text:p>
      <text:p text:style-name="P2"><text:soft-page-break/><text:span text:style-name="T1">2.0 </text:span><text:span text:style-name="T2">Block Header</text:span></text:p>
      <text:p text:style-name="P1"/>
      <text:p text:style-name="P7">Here is the 32-byte little-endian header at the front of every WavPack block:</text:p>
      <text:p text:style-name="P7"/>
      <text:p text:style-name="P22">typedef struct { <text:line-break/> <text:s text:c="3"/>char ckID [4]; <text:s text:c="9"/>// "wvpk"<text:line-break/> <text:s text:c="3"/>uint32_t ckSize; <text:s text:c="7"/>// size of entire block (minus 8)<text:line-break/> <text:s text:c="3"/>uint16_t version; <text:s text:c="6"/>// 0x402 to 0x410 are valid for decode<text:line-break/> <text:s text:c="3"/>uchar block_index_u8; <text:s text:c="2"/>// upper 8 bits of 40-bit block_index<text:line-break/> <text:s text:c="3"/>uchar total_samples_u8; // upper 8 bits of 40-bit total_samples<text:line-break/> <text:s text:c="3"/>uint32_t total_samples; // lower 32 bits of total samples for<text:line-break/> <text:s text:c="27"/>// entire file, but this is only valid<text:line-break/> <text:s text:c="27"/>// if block_index == 0 and a value of -1<text:line-break/> <text:s text:c="27"/>// indicates an unknown length<text:line-break/> <text:s text:c="3"/>uint32_t block_index; <text:s text:c="2"/>// lower 32 bit index of <text:span text:style-name="T10">the </text:span>first <text:span text:style-name="T10">sample</text:span><text:line-break/> <text:s text:c="27"/>// in <text:span text:style-name="T10">the </text:span>block relative to file <text:span text:style-name="T4">start,<text:line-break/> <text:s text:c="27"/>// </text:span>normally this <text:span text:style-name="T4">is zero in first block<text:line-break/></text:span> <text:s text:c="3"/>uint32_t block_samples; // number of samples in this block, 0 =<text:line-break/> <text:s text:c="27"/>// no<text:span text:style-name="T4">n-</text:span>audio <text:span text:style-name="T4">block</text:span><text:line-break/> <text:s text:c="3"/>uint32_t flags; <text:s text:c="8"/>// various flags for id and decoding<text:line-break/> <text:s text:c="3"/>uint32_t crc; <text:s text:c="10"/>// crc for actual decoded data <text:line-break/>} WavpackHeader;<text:line-break/></text:p>
      <text:p text:style-name="P8">Note that in this context the meaning of "samples" refers to a complete sample for all channels (sometimes called a "frame"). Therefore, in a stereo or multichannel file the actual number of numeric samples is this value multiplied by the number of channels. For version 5.0, this was extended from 32 bits to 40 bits with the upper 8 bits placed in previously unused bytes in the header. Note that the <text:span text:style-name="T10">40-bit</text:span> <text:span text:style-name="T11">total_samples</text:span> reserves values with the lower 32 bits all set to represent an unknown length, so loading and storing this is a little tricky (see <text:span text:style-name="T11">src/wavpack_local.h</text:span> for macros to do this). </text:p>
      <text:p text:style-name="P8"/>
      <text:p text:style-name="P8">Normally, the first block of a WavPack file, <text:span text:style-name="T15">or</text:span> <text:span text:style-name="T10">the first block </text:span>that contains audio <text:span text:style-name="T10">data</text:span> (blocks may contain <text:span text:style-name="T14">only</text:span> metadata, <text:span text:style-name="T10">especially at the beginning and end of a file</text:span>) would have <text:span text:style-name="T11">block_index</text:span> == 0 and <text:span text:style-name="T11">total_samples</text:span> would be equal to the total number of samples in the file. However, there are some possible exceptions to this rule. For example, a file may be created such that its total length is unknown (i.e. with pipes) and in this case the lower 32 bits of <text:span text:style-name="T11">total_samples</text:span> are 1. For these files, the WavPack decoder will attempt to seek to the end of the file to determine the actual length, and if this is impossible then the length is simply unknown. </text:p>
      <text:p text:style-name="P8"/>
      <text:p text:style-name="P8">Another case is where a WavPack file is created by cutting a portion out of a longer WavPack file (or from a WavPack stream). Since this file would start with a block that didn't have <text:span text:style-name="T11">block_inde</text:span><text:span text:style-name="T12">x</text:span> == 0, the length would be unknown until a seek to end was performed. </text:p>
      <text:p text:style-name="P8"/>
      <text:p text:style-name="P8">It is also possible to have streamed WavPack data. In this case both the <text:span text:style-name="T11">block_index</text:span> and <text:span text:style-name="T11">total_samples</text:span> fields are ignored for every block and the decoder simply decodes every block encountered indefinitely. </text:p>
      <text:p text:style-name="P8"/>
      <text:p text:style-name="P8">The <text:span text:style-name="T11">flags</text:span> field contains information for decoding the block along with some general information including sample size and format, hybrid/lossless, mono/stereo and sampling rate (if one of 15 standard rates). Here are the (little-endian) bit assignments:</text:p>
      <text:p text:style-name="P8"><text:soft-page-break/></text:p>
      <text:p text:style-name="P15"><text:s text:c="4"/>bits 1,0: <text:s text:c="2"/>// <text:span text:style-name="T5">00 = 1 byte / sample (1-8 bits / sample) </text:span></text:p>
      <text:p text:style-name="P15"><text:s text:c="16"/>// <text:span text:style-name="T5">01 = 2 bytes / sample (</text:span><text:span text:style-name="T7">9</text:span><text:span text:style-name="T5">-16 bits / sample) </text:span></text:p>
      <text:p text:style-name="P15"><text:s text:c="16"/>// <text:span text:style-name="T5">10 = 3 bytes / sample (1</text:span><text:span text:style-name="T7">5</text:span><text:span text:style-name="T5">-24 bits / sample) </text:span></text:p>
      <text:p text:style-name="P15"><text:s text:c="16"/>// <text:span text:style-name="T5">11 = 4 bytes / sample (</text:span><text:span text:style-name="T7">25</text:span><text:span text:style-name="T5">-32 bits / sample) </text:span></text:p>
      <text:p text:style-name="P15"><text:s text:c="4"/>bit 2: <text:s text:c="5"/>// <text:span text:style-name="T5">0 = stereo output; 1 = mono output </text:span></text:p>
      <text:p text:style-name="P15"><text:s text:c="4"/>bit 3: <text:s text:c="5"/>// <text:span text:style-name="T5">0 = lossless mode; 1 = hybrid mode </text:span></text:p>
      <text:p text:style-name="P15"><text:s text:c="4"/>bit 4: <text:s text:c="5"/>// <text:span text:style-name="T5">0 = true stereo; 1 = joint stereo (mid/side) </text:span></text:p>
      <text:p text:style-name="P15"><text:s text:c="4"/>bit 5: <text:s text:c="5"/>// <text:span text:style-name="T5">0 = independent channels; 1 = cross-channel decorrelation </text:span></text:p>
      <text:p text:style-name="P15"><text:s text:c="4"/>bit 6: <text:s text:c="5"/>// <text:span text:style-name="T5">0 = flat noise spectrum in hybrid; 1 = hybrid noise shaping </text:span></text:p>
      <text:p text:style-name="P15"><text:s text:c="4"/>bit 7: <text:s text:c="5"/>// <text:span text:style-name="T5">0 = integer data; 1 = floating point data </text:span></text:p>
      <text:p text:style-name="P15"><text:s text:c="4"/>bit 8: <text:s text:c="5"/>// <text:span text:style-name="T5">1 = extended size integers (&gt; 24-bit) or shifted integers </text:span></text:p>
      <text:p text:style-name="P15"><text:s text:c="4"/>bit 9: <text:s text:c="5"/>// <text:span text:style-name="T5">0 = hybrid mode parameters control noise level </text:span><text:span text:style-name="T7">(not used yet)</text:span></text:p>
      <text:p text:style-name="P15"><text:s text:c="16"/>// <text:span text:style-name="T5">1 = hybrid mode parameters control bitrate </text:span></text:p>
      <text:p text:style-name="P15"><text:s text:c="4"/>bit 10: <text:s text:c="4"/>// <text:span text:style-name="T5">1 = hybrid noise balanced between channels </text:span></text:p>
      <text:p text:style-name="P15"><text:s text:c="4"/>bit 11: <text:s text:c="4"/>// <text:span text:style-name="T5">1 = initial block in sequence (for multichannel) </text:span></text:p>
      <text:p text:style-name="P15"><text:s text:c="4"/>bit 12: <text:s text:c="4"/>// <text:span text:style-name="T5">1 = final block in sequence (for multichannel) </text:span></text:p>
      <text:p text:style-name="P15"><text:s text:c="4"/>bits 17-13: // <text:span text:style-name="T5">amount of data left-shift after decode (0-31 places) </text:span></text:p>
      <text:p text:style-name="P15"><text:s text:c="4"/>bits 22-18: // <text:span text:style-name="T5">maximum magnitude of decoded data </text:span></text:p>
      <text:p text:style-name="P15"><text:s text:c="16"/>// <text:s/><text:span text:style-name="T5">(number of bits integers require minus 1) </text:span></text:p>
      <text:p text:style-name="P15"><text:s text:c="4"/>bits 26-23: // <text:span text:style-name="T5">sampling rate (1111 = unknown/custom) </text:span></text:p>
      <text:p text:style-name="P15"><text:s text:c="4"/>bit 27: <text:s text:c="4"/>// <text:span text:style-name="T5">reserved (but decoders should ignore if set) </text:span></text:p>
      <text:p text:style-name="P15"><text:s text:c="4"/>bit 28: <text:s text:c="4"/>// <text:span text:style-name="T5">block contains checksum in last 2 or 4 bytes (ver 5.0+) </text:span></text:p>
      <text:p text:style-name="P15"><text:s text:c="4"/>bit 29: <text:s text:c="4"/>// <text:span text:style-name="T5">1 = use IIR for negative hybrid noise shaping </text:span></text:p>
      <text:p text:style-name="P15"><text:s text:c="4"/>bit 30: <text:s text:c="4"/>// <text:span text:style-name="T5">1 = false stereo (data is mono but output is stereo) </text:span></text:p>
      <text:p text:style-name="P15"><text:s text:c="4"/>bit 31: <text:s text:c="4"/>// <text:span text:style-name="T5">0 = PCM audio; 1 = DSD audio (ver 5.0+) </text:span></text:p>
      <text:p text:style-name="P12"/>
      <text:p text:style-name="P23">3.0 Metadata Sub-Blocks </text:p>
      <text:p text:style-name="P8"/>
      <text:p text:style-name="P9">Following the 32-byte header to the end of the block are a series of "metadata" sub-blocks. These may <text:span text:style-name="T16">be</text:span> from 2 bytes long to the size of the entire block and are extremely easy to parse (even without knowing what they mean). These mostly contain extra information needed to decode the audio, but may also contain user information that is not required for decoding and that could be used in the future without breaking existing decoders. The final sub-block is usually the compressed audio bitstream itself, although this is not a strict rule. For version 5.0 a checksum block of <text:span text:style-name="T16">4</text:span> or <text:span text:style-name="T16">6</text:span> bytes <text:span text:style-name="T16">(total) </text:span>was added <text:span text:style-name="T16">beyond that, although again this would be ignored by previous decoders.</text:span></text:p>
      <text:p text:style-name="P9"/>
      <text:p text:style-name="P16"><text:span text:style-name="T6">T</text:span><text:span text:style-name="T5">he format of the metadata is: </text:span></text:p>
      <text:p text:style-name="P16"/>
      <text:p text:style-name="P21"><text:s text:c="4"/>uchar id; <text:s text:c="11"/>// mask <text:s/>meaning <text:line-break/> <text:s text:c="24"/>// ---- <text:s/>------- <text:line-break/> <text:s text:c="24"/>// 0x1f <text:s/>metadata function <text:span text:style-name="T17">id</text:span><text:line-break/> <text:s text:c="24"/>// 0x20 <text:s/>decoder needn't understand metadata<text:line-break/> <text:s text:c="24"/>// 0x40 <text:s/>actual data byte length is 1 less<text:line-break/> <text:s text:c="24"/>// 0x80 <text:s/>large block (&gt; 255 words)<text:line-break/><text:line-break/> <text:s text:c="3"/>uchar ws; <text:s text:c="11"/>// <text:span text:style-name="T17">if </text:span>small block: data size in words<text:line-break/> <text:s text:c="5"/>...or...<text:line-break/> <text:s text:c="3"/>uchar ws [3]; <text:s text:c="7"/>// <text:span text:style-name="T17">if </text:span>large block: data size in words <text:span text:style-name="T17">(le)</text:span><text:line-break/> <text:s text:c="3"/><text:line-break/> <text:s text:c="3"/>uint16_t data [ws]; <text:s/>// data, padded to an even <text:span text:style-name="T17">number</text:span> of bytes<text:line-break/></text:p>
      <text:p text:style-name="P10"><text:span text:style-name="T17">The data portions are either “small” (&lt;= 510 bytes) or “large” (can be very large). It is also possible to have no data at all in the sub-block (small, </text:span><text:span text:style-name="T13">ws</text:span><text:span text:style-name="T17"> = 0), in which case the sub-block would occupy only 2 bytes but could still signal something by its presence. Because of the design of the sub-block, its total length will always be even and will always be aligned on an even address (even though its actual data length will be odd if the </text:span><text:span text:style-name="T13">0x40</text:span><text:span text:style-name="T17"> mask is set in the id). </text:span>The currently assigned metadata ids are: </text:p>
      <text:p text:style-name="P17"/>
      <text:p text:style-name="P17"><text:s text:c="4"/>ID_DUMMY <text:s text:c="13"/>0x0 <text:s text:c="2"/>//<text:span text:style-name="T5"> could be used to pad WavPack blocks </text:span></text:p>
      <text:p text:style-name="P17"><text:s text:c="4"/>ID_DECORR_TERMS <text:s text:c="6"/>0x2 <text:s text:c="2"/>//<text:span text:style-name="T5"> decorrelation terms &amp; deltas (fixed) </text:span></text:p>
      <text:p text:style-name="P17"><text:s text:c="4"/>ID_DECORR_WEIGHTS <text:s text:c="4"/>0x3 <text:s text:c="2"/>//<text:span text:style-name="T5"> initial decorrelation weights </text:span></text:p>
      <text:p text:style-name="P17"><text:s text:c="4"/>ID_DECORR_SAMPLES <text:s text:c="4"/>0x4 <text:s text:c="2"/>//<text:span text:style-name="T5"> decorrelation sample history </text:span></text:p>
      <text:p text:style-name="P17"><text:s text:c="4"/>ID_ENTROPY_VARS <text:s text:c="6"/>0x5 <text:s text:c="2"/>//<text:span text:style-name="T5"> initial entropy variables </text:span></text:p>
      <text:p text:style-name="P17"><text:s text:c="4"/>ID_HYBRID_PROFILE <text:s text:c="4"/>0x6 <text:s text:c="2"/>//<text:span text:style-name="T5"> entropy variables specific to hybrid mode </text:span></text:p>
      <text:p text:style-name="P17"><text:s text:c="4"/>ID_SHAPING_WEIGHTS <text:s text:c="3"/>0x7 <text:s text:c="2"/>//<text:span text:style-name="T5"> info needed for hybrid lossless (wvc) mode </text:span></text:p>
      <text:p text:style-name="P17"><text:s text:c="4"/>ID_FLOAT_INFO <text:s text:c="8"/>0x8 <text:s text:c="2"/>//<text:span text:style-name="T5"> specific info for floating point decode </text:span></text:p>
      <text:p text:style-name="P21"><text:s text:c="4"/>ID_INT32_INFO <text:s text:c="8"/>0x9 <text:s text:c="2"/>//<text:span text:style-name="T5"> specific info for decoding integers &gt; 24<text:line-break/></text:span> <text:s text:c="31"/>//<text:span text:style-name="T5"> bits, or data requiring shift after decode </text:span></text:p>
      <text:p text:style-name="P17"><text:s text:c="4"/>ID_WV_BITSTREAM <text:s text:c="6"/>0xa <text:s text:c="2"/>//<text:span text:style-name="T5"> normal compressed audio bitstream (wv file) </text:span></text:p>
      <text:p text:style-name="P17"><text:s text:c="4"/>ID_WVC_BITSTREAM <text:s text:c="5"/>0xb <text:s text:c="2"/>//<text:span text:style-name="T5"> correction file bitstream (wvc file) </text:span></text:p>
      <text:p text:style-name="P21"><text:s text:c="4"/>ID_WVX_BITSTREAM <text:s text:c="5"/>0xc <text:s text:c="2"/>//<text:span text:style-name="T5"> special extended bitstream for floating <text:line-break/></text:span> <text:s text:c="31"/>//<text:span text:style-name="T5"> point data or integers &gt; 24 bit (can be <text:line-break/></text:span> <text:s text:c="31"/>//<text:span text:style-name="T5"> in either wv or wvc file, depending...) </text:span></text:p>
      <text:p text:style-name="P17"><text:s text:c="4"/>ID_CHANNEL_INFO <text:s text:c="6"/>0xd <text:s text:c="2"/>//<text:span text:style-name="T5"> contains channel count and channel_mask </text:span></text:p>
      <text:p text:style-name="P17"><text:s text:c="4"/>ID_DSD_BLOCK <text:s text:c="9"/>0xe <text:s text:c="2"/>//<text:span text:style-name="T5"> contains compressed DSD audio (ver 5.0+) </text:span></text:p>
      <text:p text:style-name="P17"/>
      <text:p text:style-name="P18"><text:soft-page-break/><text:s text:c="4"/><text:span text:style-name="T11">//</text:span><text:span text:style-name="T8"> </text:span><text:span text:style-name="T9">i</text:span><text:span text:style-name="T8">ds from here are “optional” </text:span><text:span text:style-name="T9">so </text:span><text:span text:style-name="T8">decoders should skip them if they don't understand them</text:span></text:p>
      <text:p text:style-name="P26"/>
      <text:p text:style-name="P18"><text:s text:c="4"/>ID_RIFF_HEADER <text:s text:c="7"/>0x21 <text:s/>//<text:span text:style-name="T5"> RIFF header for .wav files (before audio) </text:span></text:p>
      <text:p text:style-name="P17"><text:s text:c="4"/>ID_RIFF_TRAILER <text:s text:c="6"/>0x22 <text:s/>//<text:span text:style-name="T5"> RIFF trailer for .wav files (after audio) </text:span></text:p>
      <text:p text:style-name="P17"><text:s text:c="4"/>ID_CONFIG_BLOCK <text:s text:c="6"/>0x25 <text:s/>//<text:span text:style-name="T5"> some encoding details for info purposes </text:span></text:p>
      <text:p text:style-name="P17"><text:s text:c="4"/>ID_MD5_CHECKSUM <text:s text:c="6"/>0x26 <text:s/>//<text:span text:style-name="T5"> 16-byte MD5 sum of raw audio data </text:span></text:p>
      <text:p text:style-name="P17"><text:s text:c="4"/>ID_SAMPLE_RATE <text:s text:c="7"/>0x27 <text:s/>//<text:span text:style-name="T5"> non-standard sampling rate info </text:span></text:p>
      <text:p text:style-name="P17"/>
      <text:p text:style-name="P17"><text:s text:c="4"/>//<text:span text:style-name="T5"> added with version 5.0 to handle non-wav files and block checksums: </text:span></text:p>
      <text:p text:style-name="P17"/>
      <text:p text:style-name="P19"><text:s text:c="4"/>ID_ALT_HEADER <text:s text:c="8"/>0x23 <text:s/>//<text:span text:style-name="T5"> header for non-wav files (ver 5.0+) </text:span></text:p>
      <text:p text:style-name="P19"><text:s text:c="4"/>ID_ALT_TRAILER <text:s text:c="7"/>0x24 <text:s/>//<text:span text:style-name="T5"> trailer for non-wav files (ver 5.0+)</text:span></text:p>
      <text:p text:style-name="P19"><text:span text:style-name="T11"><text:s text:c="4"/></text:span>ID_ALT_EXTENSION <text:s text:c="5"/>0x28 <text:s/>//<text:span text:style-name="T5"> target filename extension </text:span></text:p>
      <text:p text:style-name="P17"><text:s text:c="4"/>ID_ALT_MD5_CHECKSUM <text:s text:c="2"/>0x29 <text:s/>//<text:span text:style-name="T5"> 16-byte MD5 sum of raw audio data with non- </text:span></text:p>
      <text:p text:style-name="P17"><text:s text:c="32"/>//<text:span text:style-name="T5"> wav standard (e.g., big-endian) </text:span></text:p>
      <text:p text:style-name="P21"><text:s text:c="4"/>ID_NEW_CONFIG_BLOCK <text:s text:c="2"/>0x2a <text:s/>//<text:span text:style-name="T5"> new file configuration stuff including file <text:line-break/></text:span> <text:s text:c="31"/>//<text:span text:style-name="T5"> type, non-wav formats (e.g., big endian), <text:line-break/></text:span> <text:s text:c="31"/>//<text:span text:style-name="T5"> and CAF channel layouts and reordering </text:span></text:p>
      <text:p text:style-name="P17"><text:s text:c="4"/>ID_CHANNEL_IDENTITIES 0x2b <text:s/>//<text:span text:style-name="T5"> identities of non-MS channels </text:span></text:p>
      <text:p text:style-name="P17"><text:s text:c="4"/>ID_BLOCK_CHECKSUM <text:s text:c="4"/>0x2f <text:s/>//<text:span text:style-name="T5"> 2- or 4-byte checksum of entire block </text:span></text:p>
      <text:p text:style-name="P17"/>
      <text:p text:style-name="P11">Note: unlisted ids are reserved. </text:p>
      <text:p text:style-name="P11"/>
      <text:p text:style-name="P11">The RIFF header and trailer are optional for most playback purposes, however older decoders (&lt; 4.40) will not decode to .wav files unless at least the <text:span text:style-name="T11">ID_RIFF_HEADER</text:span> is present. </text:p>
      <text:p text:style-name="P13"/>
      <text:p text:style-name="P24">4.0 METADATA TAGS </text:p>
      <text:p text:style-name="P11"/>
      <text:p text:style-name="P11">These tags are not to be confused with the metadata sub-blocks described above but are specialized tags for storing user data on many formats of audio files. The tags recommended for use with WavPack files (and the ones that the WavPack supplied plugins and programs will work with) are ID3v1 and APEv2. The ID3v1 tags are somewhat primitive and limited, but are supported for legacy purposes. The more recommended tagging format is APEv2 because of its rich functionality and broad software support (it is also used on Monkey's Audio and Musepack files). Both the APEv2 tags and/or ID3v1 tags must come at the end of the WavPack file, with the ID3v1 coming last if both are present. </text:p>
      <text:p text:style-name="P11"/>
      <text:p text:style-name="P11">For the APEv2 tags, the following field names are officially supported and recommended by WavPack (although there are no restrictions on what field names may be used): </text:p>
      <text:p text:style-name="P11"/>
      <text:p text:style-name="P20"><text:s text:c="4"/>Artist </text:p>
      <text:p text:style-name="P20"><text:s text:c="4"/>Title </text:p>
      <text:p text:style-name="P20"><text:s text:c="4"/>Album </text:p>
      <text:p text:style-name="P20"><text:s text:c="4"/>Track </text:p>
      <text:p text:style-name="P20"><text:s text:c="4"/>Year </text:p>
      <text:p text:style-name="P20"><text:s text:c="4"/>Genre </text:p>
      <text:p text:style-name="P20"><text:s text:c="4"/>Comment </text:p>
      <text:p text:style-name="P20"><text:s text:c="4"/>Cuesheet (note: may include replay gain info as remarks) </text:p>
      <text:p text:style-name="P20"><text:s text:c="4"/>Encoder (note: can be automatically generated in ver 5.0+) </text:p>
      <text:p text:style-name="P20"><text:s text:c="4"/>Settings (note: can be automatically generated in ver 5.0+) </text:p>
      <text:p text:style-name="P20"><text:s text:c="4"/>Replaygain_Track_Gain </text:p>
      <text:p text:style-name="P20"><text:s text:c="4"/>Replaygain_Track_Peak </text:p>
      <text:p text:style-name="P20"><text:s text:c="4"/>Replaygain_Album_Gain </text:p>
      <text:p text:style-name="P20"><text:s text:c="4"/>Replaygain_Album_Peak </text:p>
      <text:p text:style-name="P20"><text:s text:c="4"/>Cover Art (Front) </text:p>
      <text:p text:style-name="P20"><text:s text:c="4"/>Cover Art (Back) </text:p>
      <text:p text:style-name="P20"><text:s text:c="4"/>Lo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0T19:49:54.561407653</meta:creation-date>
    <dc:date>2016-11-30T12:42:40.030375603</dc:date>
    <dc:creator>David Bryant</dc:creator>
    <meta:editing-duration>PT7M19S</meta:editing-duration>
    <meta:editing-cycles>14</meta:editing-cycles>
    <meta:generator>LibreOffice/4.2.8.2$Linux_X86_64 LibreOffice_project/420m0$Build-2</meta:generator>
    <meta:document-statistic meta:table-count="0" meta:image-count="0" meta:object-count="0" meta:page-count="6" meta:paragraph-count="102" meta:word-count="2125" meta:character-count="13669" meta:non-whitespace-character-count="10317"/>
  </office:meta>
</office:document-meta>
</file>